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_3c_l_3e_">
      <style:text-properties officeooo:paragraph-rsid="0019f484"/>
    </style:style>
    <style:style style:name="P2" style:family="paragraph" style:parent-style-name="_3c_l_3e_">
      <style:text-properties officeooo:rsid="001cf1e5" officeooo:paragraph-rsid="001cf1e5"/>
    </style:style>
    <style:style style:name="P3" style:family="paragraph" style:parent-style-name="_3c_l_3e_">
      <style:text-properties fo:font-style="normal" officeooo:rsid="0022d204" officeooo:paragraph-rsid="0022d204" style:font-style-asian="normal" style:font-style-complex="normal"/>
    </style:style>
    <style:style style:name="P4" style:family="paragraph" style:parent-style-name="_3c_l_3e_">
      <style:text-properties fo:font-style="normal" officeooo:rsid="00245078" officeooo:paragraph-rsid="00245078" style:font-style-asian="normal" style:font-style-complex="normal"/>
    </style:style>
    <style:style style:name="P5" style:family="paragraph" style:parent-style-name="_3c_l_3e_">
      <style:text-properties officeooo:rsid="0022d204" officeooo:paragraph-rsid="0022d204"/>
    </style:style>
    <style:style style:name="P6" style:family="paragraph" style:parent-style-name="_3c_l_3e_">
      <style:text-properties officeooo:paragraph-rsid="0022d204"/>
    </style:style>
    <style:style style:name="P7" style:family="paragraph" style:parent-style-name="_3c_l_3e_">
      <style:text-properties officeooo:paragraph-rsid="00245078"/>
    </style:style>
    <style:style style:name="P8" style:family="paragraph" style:parent-style-name="_3c_l_3e_">
      <style:text-properties officeooo:rsid="00245078" officeooo:paragraph-rsid="00245078"/>
    </style:style>
    <style:style style:name="P9" style:family="paragraph" style:parent-style-name="_3c_l_3e_">
      <style:text-properties officeooo:rsid="0026085e" officeooo:paragraph-rsid="0026085e"/>
    </style:style>
    <style:style style:name="P10" style:family="paragraph" style:parent-style-name="_3c_l_3e_">
      <style:text-properties officeooo:paragraph-rsid="0026085e"/>
    </style:style>
    <style:style style:name="P11" style:family="paragraph" style:parent-style-name="_3c_l_3e_">
      <style:text-properties officeooo:rsid="00275c5f" officeooo:paragraph-rsid="00275c5f"/>
    </style:style>
    <style:style style:name="P12" style:family="paragraph" style:parent-style-name="_3c_l_3e_">
      <style:text-properties officeooo:rsid="0028ed3b" officeooo:paragraph-rsid="0028ed3b"/>
    </style:style>
    <style:style style:name="P13" style:family="paragraph" style:parent-style-name="_3c_label_3e_">
      <style:text-properties officeooo:paragraph-rsid="00245078"/>
    </style:style>
    <style:style style:name="T1" style:family="text">
      <style:text-properties officeooo:rsid="0019f484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9f484" style:font-style-asian="normal" style:font-style-complex="normal"/>
    </style:style>
    <style:style style:name="T4" style:family="text">
      <style:text-properties fo:font-style="normal" officeooo:rsid="001cf1e5" style:font-style-asian="normal" style:font-style-complex="normal"/>
    </style:style>
    <style:style style:name="T5" style:family="text">
      <style:text-properties fo:font-style="normal" officeooo:rsid="0022d204" style:font-style-asian="normal" style:font-style-complex="normal"/>
    </style:style>
    <style:style style:name="T6" style:family="text">
      <style:text-properties fo:font-style="normal" officeooo:rsid="00245078" style:font-style-asian="normal" style:font-style-complex="normal"/>
    </style:style>
    <style:style style:name="T7" style:family="text">
      <style:text-properties fo:font-style="normal" officeooo:rsid="0026085e" style:font-style-asian="normal" style:font-style-complex="normal"/>
    </style:style>
    <style:style style:name="T8" style:family="text">
      <style:text-properties fo:font-style="normal" officeooo:rsid="00275c5f" style:font-style-asian="normal" style:font-style-complex="normal"/>
    </style:style>
    <style:style style:name="T9" style:family="text">
      <style:text-properties style:font-name="Arial" fo:font-size="16.1000003814697pt" fo:font-weight="bold" officeooo:rsid="0022d204" style:font-name-asian="Microsoft YaHei" style:font-size-asian="16.1000003814697pt" style:font-weight-asian="bold" style:font-name-complex="Arial1" style:font-size-complex="16.1000003814697pt" style:font-weight-complex="bold"/>
    </style:style>
    <style:style style:name="T10" style:family="text">
      <style:text-properties officeooo:rsid="00245078"/>
    </style:style>
    <style:style style:name="T11" style:family="text">
      <style:text-properties officeooo:rsid="0026085e"/>
    </style:style>
    <style:style style:name="T12" style:family="text">
      <style:text-properties officeooo:rsid="00275c5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Orphée<text:line-break/>Cantate <text:span text:style-name="T9">française à voix seule et symphonie</text:span></text:h>
      <text:p text:style-name="_3c_label_3e_">Récitatif</text:p>
      <text:p text:style-name="P1"><text:span text:style-name="_3c_pb_3e_"><text:span text:style-name="T3">[</text:span></text:span><text:span text:style-name="_3c_pb_3e_"><text:span text:style-name="T5">1</text:span></text:span><text:span text:style-name="_3c_pb_3e_"><text:span text:style-name="T3">]</text:span></text:span><text:span text:style-name="T4">Le fameux chantre de la Trace,</text:span></text:p>
      <text:p text:style-name="P2"><text:span text:style-name="T2">Par les regrets les plus touchan</text:span><text:span text:style-name="T5">t</text:span><text:span text:style-name="T2">s,</text:span></text:p>
      <text:p text:style-name="P5"><text:span text:style-name="T2">Par les plus tendres chants,</text:span></text:p>
      <text:p text:style-name="P3">Déplorait ainsi sa disgrâce.</text:p>
      <text:p text:style-name="_3c_label_3e_">Air tendre et piqué</text:p>
      <text:p text:style-name="P6"><text:span text:style-name="_3c_pb_3e_"><text:span text:style-name="T3">[</text:span></text:span><text:span text:style-name="_3c_pb_3e_"><text:span text:style-name="T5">2</text:span></text:span><text:span text:style-name="_3c_pb_3e_"><text:span text:style-name="T3">]</text:span></text:span><text:span text:style-name="T5">Fidèles Échos des bois</text:span></text:p>
      <text:p text:style-name="P3">Cessez de répondre à ma voix.</text:p>
      <text:p text:style-name="P3"><text:span text:style-name="_3c_pb_3e_"><text:span text:style-name="T1">[</text:span></text:span><text:span text:style-name="_3c_pb_3e_">3</text:span><text:span text:style-name="_3c_pb_3e_"><text:span text:style-name="T1">]</text:span></text:span>Cessez, cessez de répondre à ma voix.</text:p>
      <text:p text:style-name="P3"><text:span text:style-name="_3c_pb_3e_"><text:span text:style-name="T1">[</text:span></text:span><text:span text:style-name="_3c_pb_3e_">4</text:span><text:span text:style-name="_3c_pb_3e_"><text:span text:style-name="T1">]</text:span></text:span>Rien ne peut soulager la douleur qui me presse,</text:p>
      <text:p text:style-name="P6"><text:span text:style-name="T5">Je ne reverrai plus l’objet de ma tendresse.</text:span></text:p>
      <text:p text:style-name="P7"><text:span text:style-name="_3c_pb_3e_"><text:span text:style-name="T3">[5]</text:span></text:span><text:span text:style-name="T5">Fut-il jamais amant plus malheureux ?</text:span></text:p>
      <text:p text:style-name="P4">Fut-il jamais <text:span text:style-name="_3c_pb_3e_"><text:span text:style-name="T1">[</text:span></text:span><text:span text:style-name="_3c_pb_3e_">6</text:span><text:span text:style-name="_3c_pb_3e_"><text:span text:style-name="T1">]</text:span></text:span>un destin plus barbare ?</text:p>
      <text:p text:style-name="P4">Le tendre amour nous unissait tous deux.</text:p>
      <text:p text:style-name="P4">La mort cruelle nous sépare.</text:p>
      <text:p text:style-name="_3c_label_3e_">R<text:span text:style-name="T12">écit</text:span></text:p>
      <text:p text:style-name="P4"><text:span text:style-name="_3c_pb_3e_"><text:span text:style-name="T1">[</text:span></text:span><text:span text:style-name="_3c_pb_3e_">7</text:span><text:span text:style-name="_3c_pb_3e_"><text:span text:style-name="T1">]</text:span></text:span>Mais que sert à mon désespoir</text:p>
      <text:p text:style-name="P4">De gémir et me plaindre encore ?</text:p>
      <text:p text:style-name="P4">Pluton retient les charmes que j’adore.</text:p>
      <text:p text:style-name="P4">Allons <text:span text:style-name="_3c_pb_3e_"><text:span text:style-name="T1">[</text:span></text:span><text:span text:style-name="_3c_pb_3e_">8</text:span><text:span text:style-name="_3c_pb_3e_"><text:span text:style-name="T1">]</text:span></text:span>implorer son pouvoir.</text:p>
      <text:p text:style-name="P4"/>
      <text:p text:style-name="P4">Ce gouffre obscur m’offre un passage</text:p>
      <text:p text:style-name="P4">Pour pénétrer aux sombres bords.</text:p>
      <text:p text:style-name="P4">Portons-y mon amour, ma douleur, ma rage.</text:p>
      <text:p text:style-name="P4">Ramenons <text:span text:style-name="_3c_pb_3e_"><text:span text:style-name="T1">[</text:span></text:span><text:span text:style-name="_3c_pb_3e_">9</text:span><text:span text:style-name="_3c_pb_3e_"><text:span text:style-name="T1">]</text:span></text:span>Euridice, ou restons chez les morts.</text:p>
      <text:p text:style-name="P13">Air <text:span text:style-name="T12">gai</text:span></text:p>
      <text:p text:style-name="P8">Allez Orphée, allez, allez, <text:span text:style-name="_3c_pb_3e_"><text:span text:style-name="T3">[</text:span></text:span><text:span text:style-name="_3c_pb_3e_"><text:span text:style-name="T2">10</text:span></text:span><text:span text:style-name="_3c_pb_3e_"><text:span text:style-name="T3">]</text:span></text:span><text:span text:style-name="T2">q</text:span>ue votre amour extrême</text:p>
      <text:p text:style-name="P8">Serve d’exemple à univers.</text:p>
      <text:p text:style-name="P7"><text:span text:style-name="_3c_pb_3e_"><text:span text:style-name="T3">[</text:span></text:span><text:span text:style-name="_3c_pb_3e_"><text:span text:style-name="T6">11</text:span></text:span><text:span text:style-name="_3c_pb_3e_"><text:span text:style-name="T3">]</text:span></text:span><text:span text:style-name="T10">Il est beau qu’un mortel passe jusqu’aux Enfers</text:span></text:p>
      <text:p text:style-name="P8">Pour se rejoindre à ce qu’il aime.</text:p>
      <text:p text:style-name="P8"/>
      <text:p text:style-name="P8"><text:span text:style-name="_3c_pb_3e_"><text:span text:style-name="T3">[</text:span></text:span><text:span text:style-name="_3c_pb_3e_"><text:span text:style-name="T2">15</text:span></text:span><text:span text:style-name="_3c_pb_3e_"><text:span text:style-name="T3">]</text:span></text:span>Hâtez-vous, hâtez-vous, <text:span text:style-name="_3c_pb_3e_"><text:span text:style-name="T3">[</text:span></text:span><text:span text:style-name="_3c_pb_3e_"><text:span text:style-name="T2">16</text:span></text:span><text:span text:style-name="_3c_pb_3e_"><text:span text:style-name="T3">]</text:span></text:span><text:span text:style-name="T2">g</text:span>énéreux amant.</text:p>
      <text:p text:style-name="P8">Votre amour sert à votre gloire,</text:p>
      <text:p text:style-name="P8">L’avenir aura peine à <text:span text:style-name="_3c_pb_3e_"><text:span text:style-name="T3">[</text:span></text:span><text:span text:style-name="_3c_pb_3e_"><text:span text:style-name="T2">17</text:span></text:span><text:span text:style-name="_3c_pb_3e_"><text:span text:style-name="T3">]</text:span></text:span>croire,</text:p>
      <text:p text:style-name="P8">Qu’on ait aimé si constamment</text:p>
      <text:p text:style-name="P8"/>
      <text:p text:style-name="P8"><text:span text:style-name="_3c_pb_3e_"><text:span text:style-name="T3">[</text:span></text:span><text:span text:style-name="_3c_pb_3e_"><text:span text:style-name="T2">18</text:span></text:span><text:span text:style-name="_3c_pb_3e_"><text:span text:style-name="T3">]</text:span></text:span>Une tendresse conjugale</text:p>
      <text:p text:style-name="P8">N’a point encor forcé d’époux</text:p>
      <text:p text:style-name="P8"><text:span text:style-name="_3c_pb_3e_"><text:span text:style-name="T3">[</text:span></text:span><text:span text:style-name="_3c_pb_3e_"><text:span text:style-name="T2">19</text:span></text:span><text:span text:style-name="_3c_pb_3e_"><text:span text:style-name="T3">]</text:span></text:span>À passer la barque fatale.</text:p>
      <text:p text:style-name="P8">Cet honneur n’était dû qu’à vous.</text:p>
      <text:p text:style-name="_3c_label_3e_">Récitatif</text:p>
      <text:p text:style-name="P8"><text:span text:style-name="_3c_pb_3e_"><text:span text:style-name="T3">[</text:span></text:span><text:span text:style-name="_3c_pb_3e_"><text:span text:style-name="T2">20</text:span></text:span><text:span text:style-name="_3c_pb_3e_"><text:span text:style-name="T3">]</text:span></text:span>Cependant le héros arrive,</text:p>
      <text:p text:style-name="P8">Sur l’infernale rive,</text:p>
      <text:p text:style-name="P8">Et malgré les lois d’Atropos,</text:p>
      <text:p text:style-name="P8">Au fier Dieu des Enfers <text:span text:style-name="_3c_pb_3e_"><text:span text:style-name="T3">[</text:span></text:span><text:span text:style-name="_3c_pb_3e_"><text:span text:style-name="T2">21</text:span></text:span><text:span text:style-name="_3c_pb_3e_"><text:span text:style-name="T3">]</text:span></text:span><text:span text:style-name="T2">i</text:span>l adresse ces mots :</text:p>
      <text:p text:style-name="_3c_label_3e_">Air <text:span text:style-name="T12">fort lent et fort tendre</text:span></text:p>
      <text:p text:style-name="P10"><text:span text:style-name="_3c_pb_3e_"><text:span text:style-name="T3">[</text:span></text:span><text:span text:style-name="_3c_pb_3e_"><text:span text:style-name="T6">2</text:span></text:span><text:span text:style-name="_3c_pb_3e_"><text:span text:style-name="T7">2</text:span></text:span><text:span text:style-name="_3c_pb_3e_"><text:span text:style-name="T3">]</text:span></text:span><text:span text:style-name="T11">Monarque redouté de ces Royaumes sombres</text:span></text:p>
      <text:p text:style-name="P9">Je suis le fils du Dieu du jour.</text:p>
      <text:p text:style-name="P9"><text:soft-page-break/>Plus malheureux cent fois que vos plus tristes ombres</text:p>
      <text:p text:style-name="P9"><text:span text:style-name="_3c_pb_3e_"><text:span text:style-name="T3">[</text:span></text:span><text:span text:style-name="_3c_pb_3e_"><text:span text:style-name="T6">2</text:span></text:span><text:span text:style-name="_3c_pb_3e_"><text:span text:style-name="T2">3</text:span></text:span><text:span text:style-name="_3c_pb_3e_"><text:span text:style-name="T3">]</text:span></text:span>Et mon malheur est causé par l’amour.</text:p>
      <text:p text:style-name="P9"/>
      <text:p text:style-name="P9">Vous voyez un amant fidèle</text:p>
      <text:p text:style-name="P9"><text:span text:style-name="_3c_pb_3e_"><text:span text:style-name="T3">[</text:span></text:span><text:span text:style-name="_3c_pb_3e_"><text:span text:style-name="T6">2</text:span></text:span><text:span text:style-name="_3c_pb_3e_"><text:span text:style-name="T2">4</text:span></text:span><text:span text:style-name="_3c_pb_3e_"><text:span text:style-name="T3">]</text:span></text:span>Privé du seul objet qui l’avait enflammé.</text:p>
      <text:p text:style-name="P9">Hélas ! le bonheur d’être aimé</text:p>
      <text:p text:style-name="P9">Rend ma peine encore plus cruelle !</text:p>
      <text:p text:style-name="P9"/>
      <text:p text:style-name="P9"><text:span text:style-name="_3c_pb_3e_"><text:span text:style-name="T3">[</text:span></text:span><text:span text:style-name="_3c_pb_3e_"><text:span text:style-name="T6">2</text:span></text:span><text:span text:style-name="_3c_pb_3e_"><text:span text:style-name="T2">6</text:span></text:span><text:span text:style-name="_3c_pb_3e_"><text:span text:style-name="T3">]</text:span></text:span>Laissez-vous toucher par mes pleurs,</text:p>
      <text:p text:style-name="P9">D’un sort affreux <text:span text:style-name="_3c_pb_3e_"><text:span text:style-name="T3">[</text:span></text:span><text:span text:style-name="_3c_pb_3e_"><text:span text:style-name="T6">2</text:span></text:span><text:span text:style-name="_3c_pb_3e_"><text:span text:style-name="T2">7</text:span></text:span><text:span text:style-name="_3c_pb_3e_"><text:span text:style-name="T3">]</text:span></text:span>réparez le caprice ;</text:p>
      <text:p text:style-name="P9">Rendez-moi ma chère Euridice,</text:p>
      <text:p text:style-name="P10"><text:span text:style-name="T11">Ne séparez pas nos deux cœurs.</text:span></text:p>
      <text:p text:style-name="P10"/>
      <text:p text:style-name="P11"><text:span text:style-name="_3c_pb_3e_"><text:span text:style-name="T3">[</text:span></text:span><text:span text:style-name="_3c_pb_3e_"><text:span text:style-name="T6">2</text:span></text:span><text:span text:style-name="_3c_pb_3e_"><text:span text:style-name="T2">8</text:span></text:span><text:span text:style-name="_3c_pb_3e_"><text:span text:style-name="T3">]</text:span></text:span>Vous avez ressenti la flamme</text:p>
      <text:p text:style-name="P11">Du Dieu dont j’éprouve les traits</text:p>
      <text:p text:style-name="P11">L’aimable fille de Cérès</text:p>
      <text:p text:style-name="P11">Par ses divins appas sut embrasser votre âme</text:p>
      <text:p text:style-name="_3c_label_3e_">Récitatif</text:p>
      <text:p text:style-name="P12"><text:span text:style-name="_3c_pb_3e_"><text:span text:style-name="T3">[</text:span></text:span><text:span text:style-name="_3c_pb_3e_"><text:span text:style-name="T8">3</text:span></text:span><text:span text:style-name="_3c_pb_3e_"><text:span text:style-name="T2">5</text:span></text:span><text:span text:style-name="_3c_pb_3e_"><text:span text:style-name="T3">]</text:span></text:span>Pluton surpris d’entendre des accords</text:p>
      <text:p text:style-name="P12">Capables d’émouvoir tout l’empire des morts :</text:p>
      <text:p text:style-name="P12">« Cesse de m’attendrir, que ta plaine finisse.</text:p>
      <text:p text:style-name="P12">Va, dangereux mortel, sauve-toi de ces lieux,</text:p>
      <text:p text:style-name="P12">Va, remmène <text:span text:style-name="_3c_pb_3e_"><text:span text:style-name="T3">[</text:span></text:span><text:span text:style-name="_3c_pb_3e_"><text:span text:style-name="T8">3</text:span></text:span><text:span text:style-name="_3c_pb_3e_"><text:span text:style-name="T2">6</text:span></text:span><text:span text:style-name="_3c_pb_3e_"><text:span text:style-name="T3">]</text:span></text:span>ton Eurydice.</text:p>
      <text:p text:style-name="P12">Mais avant que de voir la lumière des cieux</text:p>
      <text:p text:style-name="P12">Évite l’éclat de ses yeux.</text:p>
      <text:p text:style-name="_3c_label_3e_">Air gay</text:p>
      <text:p text:style-name="P12"><text:span text:style-name="_3c_pb_3e_"><text:span text:style-name="T3">[</text:span></text:span><text:span text:style-name="_3c_pb_3e_"><text:span text:style-name="T8">3</text:span></text:span><text:span text:style-name="_3c_pb_3e_"><text:span text:style-name="T2">7</text:span></text:span><text:span text:style-name="_3c_pb_3e_"><text:span text:style-name="T3">]</text:span></text:span>Chantez la victoire éclatante</text:p>
      <text:p text:style-name="P12"><text:span text:style-name="_3c_pb_3e_"><text:span text:style-name="T3">[</text:span></text:span><text:span text:style-name="_3c_pb_3e_"><text:span text:style-name="T8">3</text:span></text:span><text:span text:style-name="_3c_pb_3e_"><text:span text:style-name="T2">8</text:span></text:span><text:span text:style-name="_3c_pb_3e_"><text:span text:style-name="T3">]</text:span></text:span>Que remporte le tendre amour.</text:p>
      <text:p text:style-name="P12"><text:span text:style-name="_3c_pb_3e_"><text:span text:style-name="T3">[</text:span></text:span><text:span text:style-name="_3c_pb_3e_"><text:span text:style-name="T2">42</text:span></text:span><text:span text:style-name="_3c_pb_3e_"><text:span text:style-name="T3">]</text:span></text:span>Jusque dans le sombre séjour</text:p>
      <text:p text:style-name="P12">Sa flamme est triomphante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_3c_label_3e_" style:display-name="&lt;label&gt;" style:family="paragraph" style:parent-style-name="Standard">
      <style:paragraph-properties fo:margin-left="1cm" fo:margin-right="1cm" fo:text-indent="0cm" style:auto-text-indent="false"/>
      <style:text-properties fo:font-style="italic"/>
    </style:style>
    <style:style style:name="_3c_l_3e_" style:display-name="&lt;l&gt;" style:family="paragraph" style:parent-style-name="Standard">
      <style:paragraph-properties fo:text-align="end" style:justify-single-word="false"/>
    </style:style>
    <style:style style:name="_3c_pb_3e_" style:display-name="&lt;pb&gt;" style:family="text">
      <style:text-properties fo:color="#ff3333" style:text-position="sub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Karolina Suchecka</meta:initial-creator>
    <meta:creation-date>2019-10-09T11:15:47.07</meta:creation-date>
    <dc:date>2020-07-10T12:20:16.753284730</dc:date>
    <meta:editing-duration>PT1H19M21S</meta:editing-duration>
    <meta:editing-cycles>5</meta:editing-cycles>
    <meta:generator>LibreOffice/6.3.5.2$Linux_X86_64 LibreOffice_project/30$Build-2</meta:generator>
    <meta:document-statistic meta:table-count="0" meta:image-count="0" meta:object-count="0" meta:page-count="2" meta:paragraph-count="73" meta:word-count="405" meta:character-count="2429" meta:non-whitespace-character-count="2097"/>
  </office:meta>
</office:document-meta>
</file>